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D000005008B0B69820FE5ED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922cm" svg:height="26.106cm" svg:x="0.618cm" svg:y="0.154cm">
          <draw:image xlink:href="Pictures/10000201000003DD000005008B0B69820FE5ED0C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36.093000000</meta:creation-date>
    <meta:generator>LibreOffice/6.4.6.2$Linux_X86_64 LibreOffice_project/40$Build-2</meta:generator>
    <dc:date>2020-10-27T17:35:47.848804262</dc:date>
    <meta:editing-duration>PT2M</meta:editing-duration>
    <meta:editing-cycles>2</meta:editing-cycles>
    <meta:document-statistic meta:object-count="1"/>
  </office:meta>
</office:document-meta>
</file>